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3.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3.C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4.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Controle de Fluxo em Loops JavaScript: Desvendando <text:span text:style-name="Source_20_Text">break</text:span> e <text:span text:style-name="Source_20_Text">continue</text:span></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Introdução às Funções em JavaScript</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Funções com Retorno em JavaScript</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7T11:43:32.018786255</dc:date>
    <meta:editing-duration>PT1H56M2S</meta:editing-duration>
    <meta:editing-cycles>7</meta:editing-cycles>
    <meta:generator>LibreOffice/25.8.4.2$Linux_X86_64 LibreOffice_project/290daaa01b999472f0c7a3890eb6a550fd74c6df</meta:generator>
    <meta:document-statistic meta:table-count="4" meta:image-count="0" meta:object-count="0" meta:page-count="25" meta:paragraph-count="405" meta:word-count="8421" meta:character-count="50702" meta:non-whitespace-character-count="42581"/>
  </office:meta>
</office:document-meta>
</file>